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0">11/10/2018</text:date>, <text:time>14:13: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11-10T14:13:55.24</dc:date>
    <meta:editing-duration>P121DT22H18M3S</meta:editing-duration>
    <meta:editing-cycles>1403</meta:editing-cycles>
    <dc:creator>Seab Dinch</dc:creator>
    <meta:document-statistic meta:table-count="1" meta:cell-count="6985" meta:object-count="0"/>
  </office:meta>
</office:document-meta>
</file>